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/>
    </style:style>
    <style:style style:name="T1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3cm" svg:y="4.306cm" presentation:class="title" presentation:user-transformed="true">
          <draw:text-box>
            <text:p>Focusflow<text:line-break/>Group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Implementation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oject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end:</text:p>
                <text:list>
                  <text:list-item>
                    <text:p>Django (python)</text:p>
                    <text:list>
                      <text:list-item>
                        <text:p>Handles python api, database (sqlite in a single file), and dynamic page creation</text:p>
                      </text:list-item>
                      <text:list-item>
                        <text:p>Outline the models and it automatically creates the database</text:p>
                      </text:list-item>
                    </text:list>
                  </text:list-item>
                  <text:list-item>
                    <text:p>Django rest framework</text:p>
                    <text:list>
                      <text:list-item>
                        <text:p>For rest api</text:p>
                      </text:list-item>
                    </text:list>
                  </text:list-item>
                </text:list>
              </text:list-item>
              <text:list-item>
                <text:p>Frontend: Rea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est</text:p>
                <text:list>
                  <text:list-item>
                    <text:p>Pytest works nicely with Django models</text:p>
                  </text:list-item>
                  <text:list-item>
                    <text:p>Run it in the root and it finds all the tes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atic Cod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-commit checks</text:p>
                <text:list>
                  <text:list-item>
                    <text:p>Black, ruff, my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DD tes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ehave </text:span></text:p>
                <text:list>
                  <text:list-item>
                    <text:p><text:span text:style-name="T1">features/steps/common_steps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I Pipeline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hub CI of course</text:p>
                <text:list>
                  <text:list-item>
                    <text:p>It is capable of running the server and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jango rest framework made an easy api</text:p>
                <text:list>
                  <text:list-item>
                    <text:p><text:s/>Create some serializers and it fills in the re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Requirements Recap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a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 implemented: </text:p>
                <text:list>
                  <text:list-item>
                    <text:p>Notification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Retrospectiv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Blurbs</text:p>
          </draw:text-box>
        </draw:frame>
        <draw:frame presentation:style-name="pr4" draw:layer="layout" svg:width="25.199cm" svg:height="11.43cm" svg:x="1.4cm" svg:y="3.175cm" presentation:class="outline" presentation:user-transformed="true">
          <draw:text-box>
            <text:list text:style-name="L2">
              <text:list-item>
                <text:p>Joseff: “I don’t like working with web apps, next time I’d like to do something different, maybe qt6 or even a mobile app”</text:p>
              </text:list-item>
              <text:list-item>
                <text:p>Sin-Rong: I liked that this semester's assignment was a web app. Besides learning how to write tests, I also got to experience the full process—from building a backend prototype, adding a frontend, to doing some basic UI styling. One thing that stood out was how often I had to go back and adjust things like serializers while working on the frontend. Having a CI pipeline to run tests gave me a lot of confidence and helped me understand why a stable testing environment matters so m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1:19:25.027013779</meta:creation-date>
    <dc:date>2025-06-18T08:59:52.815956216</dc:date>
    <meta:editing-duration>PT9H19M1S</meta:editing-duration>
    <meta:editing-cycles>3</meta:editing-cycles>
    <meta:generator>LibreOffice/24.2.7.2$Linux_X86_64 LibreOffice_project/420$Build-2</meta:generator>
    <meta:document-statistic meta:object-count="69"/>
  </office:meta>
</office:document-meta>
</file>